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c9211e" loext:opacity="100%" fo:font-size="36pt" officeooo:rsid="000c07f9" officeooo:paragraph-rsid="000c07f9" style:font-size-asian="31.5pt" style:font-size-complex="36pt"/>
    </style:style>
    <style:style style:name="P2" style:family="paragraph" style:parent-style-name="Standard">
      <style:paragraph-properties fo:text-align="justify" style:justify-single-word="false"/>
      <style:text-properties fo:color="#c9211e" loext:opacity="100%" fo:font-size="36pt" officeooo:rsid="000df099" officeooo:paragraph-rsid="000df099" style:font-size-asian="31.5pt" style:font-size-complex="36pt"/>
    </style:style>
    <style:style style:name="P3" style:family="paragraph" style:parent-style-name="Standard">
      <style:paragraph-properties fo:text-align="justify" style:justify-single-word="false"/>
      <style:text-properties fo:color="#c9211e" loext:opacity="100%" fo:font-size="36pt" officeooo:rsid="000efbc9" officeooo:paragraph-rsid="000efbc9" style:font-size-asian="31.5pt" style:font-size-complex="36pt"/>
    </style:style>
    <style:style style:name="P4" style:family="paragraph" style:parent-style-name="Standard">
      <style:paragraph-properties fo:text-align="justify" style:justify-single-word="false"/>
      <style:text-properties fo:color="#c9211e" loext:opacity="100%" fo:font-size="36pt" officeooo:rsid="001045f3" officeooo:paragraph-rsid="001045f3" style:font-size-asian="31.5pt" style:font-size-complex="36pt"/>
    </style:style>
    <style:style style:name="P5" style:family="paragraph" style:parent-style-name="Standard">
      <style:paragraph-properties fo:text-align="justify" style:justify-single-word="false"/>
      <style:text-properties fo:color="#c9211e" loext:opacity="100%" fo:font-size="36pt" officeooo:rsid="0011650c" officeooo:paragraph-rsid="0011650c" style:font-size-asian="31.5pt" style:font-size-complex="36pt"/>
    </style:style>
    <style:style style:name="P6" style:family="paragraph" style:parent-style-name="Standard">
      <style:paragraph-properties fo:text-align="justify" style:justify-single-word="false"/>
      <style:text-properties fo:color="#c9211e" loext:opacity="100%" fo:font-size="22pt" officeooo:rsid="0011650c" officeooo:paragraph-rsid="0011650c" style:font-size-asian="19.25pt" style:font-size-complex="22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6pt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7"/>AlgoProg2</text:p>
      <text:p text:style-name="P1"><text:span text:style-name="T2"/></text:p>
      <text:p text:style-name="P6"><text:span text:style-name="T1">1.Recursivite</text:span></text:p>
      <text:p text:style-name="P6"><text:span text:style-name="T2"/></text:p>
      <text:p text:style-name="P2"><text:span text:style-name="T2">portee variable = debut de la vie d’une variable</text:span></text:p>
      <text:p text:style-name="P3"><text:span text:style-name="T2">si on a 2 meme variable alors la derniere variable va masquer l’ancienne</text:span></text:p>
      <text:p text:style-name="P3"><text:span text:style-name="T2"/></text:p>
      <text:p text:style-name="P3"><text:span text:style-name="T2">ex: from math import pi</text:span></text:p>
      <text:p text:style-name="P3"><text:span text:style-name="T2">--------------</text:span></text:p>
      <text:p text:style-name="P3"><text:span text:style-name="T2">--------------</text:span></text:p>
      <text:p text:style-name="P3"><text:span text:style-name="T2">--------------</text:span></text:p>
      <text:p text:style-name="P3"><text:span text:style-name="T2">pi = 3</text:span></text:p>
      <text:p text:style-name="P3"><text:span text:style-name="T2">--------------</text:span></text:p>
      <text:p text:style-name="P3"><text:span text:style-name="T2">--------------</text:span></text:p>
      <text:p text:style-name="P3"><text:span text:style-name="T2">--------------</text:span></text:p>
      <text:p text:style-name="P3"><text:span text:style-name="T2"/></text:p>
      <text:p text:style-name="P3"><text:span text:style-name="T2">le pi = 3 va masquer la constante pi du math.</text:span></text:p>
      <text:p text:style-name="P4"><text:span text:style-name="T2">La portee en depasse pas le cadre englobant</text:span></text:p>
      <text:p text:style-name="P5"><text:span text:style-name="T2">utiliser global = effet de bord (dedans la fonction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8T13:41:35.842000000</meta:creation-date>
    <meta:generator>LibreOffice/7.6.4.1$Windows_X86_64 LibreOffice_project/e19e193f88cd6c0525a17fb7a176ed8e6a3e2aa1</meta:generator>
    <dc:date>2024-02-01T14:22:28.776000000</dc:date>
    <meta:editing-duration>PT2H6M11S</meta:editing-duration>
    <meta:editing-cycles>5</meta:editing-cycles>
    <meta:document-statistic meta:table-count="0" meta:image-count="0" meta:object-count="0" meta:page-count="1" meta:paragraph-count="15" meta:word-count="66" meta:character-count="412" meta:non-whitespace-character-count="344"/>
  </office:meta>
</office:document-meta>
</file>